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1.072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478cm" fo:break-before="auto" style:use-optimal-row-height="true"/>
    </style:style>
    <style:style style:name="ro18" style:family="table-row">
      <style:table-row-properties style:row-height="0.57cm" fo:break-before="auto" style:use-optimal-row-height="true"/>
    </style:style>
    <style:style style:name="ro19" style:family="table-row">
      <style:table-row-properties style:row-height="0.466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1.801cm" fo:break-before="auto" style:use-optimal-row-height="true"/>
    </style:style>
    <style:style style:name="ro22" style:family="table-row">
      <style:table-row-properties style:row-height="0.919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804cm" fo:break-before="auto" style:use-optimal-row-height="true"/>
    </style:style>
    <style:style style:name="ro29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2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7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8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59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597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600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594" style:family="table-cell" style:parent-style-name="Default">
      <style:text-properties style:font-name="Avenir5" fo:font-style="normal" style:font-style-asian="normal" style:font-style-complex="normal"/>
    </style:style>
    <style:style style:name="ce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681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75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3"/>
    </style:style>
    <style:style style:name="ce80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8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81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8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8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86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864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1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2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3"/>
    </style:style>
    <style:style style:name="ce9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9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9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9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9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2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3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04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04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0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115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4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4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1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4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5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8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0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1" style:family="table-cell" style:parent-style-name="Default">
      <style:table-cell-properties style:vertical-align="middle"/>
      <style:text-properties style:font-name="Avenir5"/>
    </style:style>
    <style:style style:name="ce203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3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vertical-align="middle"/>
      <style:text-properties style:font-name="Avenir4"/>
    </style:style>
    <style:style style:name="ce20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41" style:family="table-cell" style:parent-style-name="Default">
      <style:table-cell-properties fo:background-color="transparent" style:vertical-align="middle"/>
      <style:text-properties style:font-name="Avenir5"/>
    </style:style>
    <style:style style:name="ce174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5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bold"/>
    </style:style>
    <style:style style:name="ce21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6" fo:font-weight="normal"/>
    </style:style>
    <style:style style:name="ce21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6" fo:font-weight="bold"/>
    </style:style>
    <style:style style:name="ce21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fo:border="0.06pt solid #000000" style:vertical-align="middle"/>
      <style:text-properties style:font-name="Avenir5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9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weight="normal" fo:color="#158466" style:font-name="Avenir3" fo:font-size="8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4" style:family="text">
      <style:text-properties style:font-name="Avenir6"/>
    </style:style>
    <style:style style:name="T25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7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base-cell-address="Speciális.A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9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0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Speciális.A1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0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2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3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4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7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8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9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1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55" calcext:value-type="float">
            <text:p>55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5" calcext:value-type="float">
            <text:p>5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7" calcext:value-type="float">
            <text:p>7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 office:value-type="float" office:value="1" calcext:value-type="float">
            <text:p>1</text:p>
          </table:table-cell>
          <table:table-cell table:style-name="ce318" table:content-validation-name="val27" table:formula="of:=[.$J32]*[$Data.$C$12]" office:value-type="float" office:value="6" calcext:value-type="float">
            <text:p>6</text:p>
          </table:table-cell>
          <table:table-cell/>
          <table:table-cell table:style-name="ce350"/>
          <table:table-cell table:style-name="ce343"/>
          <table:table-cell table:style-name="ce366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 office:value-type="float" office:value="1" calcext:value-type="float">
            <text:p>1</text:p>
          </table:table-cell>
          <table:table-cell table:style-name="ce318" table:content-validation-name="val27" table:formula="of:=[.$J33]*[$Data.$C$12]" office:value-type="float" office:value="6" calcext:value-type="float">
            <text:p>6</text:p>
          </table:table-cell>
          <table:table-cell/>
          <table:table-cell table:style-name="ce350" table:content-validation-name="val33"/>
          <table:table-cell table:style-name="ce343"/>
          <table:table-cell table:style-name="ce366" table:content-validation-name="val46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0" table:content-validation-name="val34"/>
          <table:table-cell table:style-name="ce343"/>
          <table:table-cell table:style-name="ce366" table:content-validation-name="val73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1" calcext:value-type="float">
            <text:p>1</text:p>
          </table:table-cell>
          <table:table-cell table:style-name="ce318" table:content-validation-name="val27" table:formula="of:=[.$J35]*[$Data.$C$12]" office:value-type="float" office:value="6" calcext:value-type="float">
            <text:p>6</text:p>
          </table:table-cell>
          <table:table-cell/>
          <table:table-cell table:style-name="ce350" table:content-validation-name="val35"/>
          <table:table-cell table:style-name="ce343"/>
          <table:table-cell table:style-name="ce366" table:content-validation-name="val4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6"/>
          <table:table-cell table:style-name="ce343"/>
          <table:table-cell table:style-name="ce366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66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66" table:content-validation-name="val51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1" calcext:value-type="float">
            <text:p>1</text:p>
          </table:table-cell>
          <table:table-cell table:style-name="ce318" table:content-validation-name="val27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8" calcext:value-type="float">
            <text:p>8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5" office:value-type="string" calcext:value-type="string" table:number-columns-spanned="2" table:number-rows-spanned="1">
            <text:p>Villanyszerelő</text:p>
          </table:table-cell>
          <table:covered-table-cell table:style-name="ce59" table:content-validation-name="val23"/>
          <table:table-cell table:style-name="ce10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5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499" table:content-validation-name="val91" table:number-columns-spanned="3" table:number-rows-spanned="1"/>
          <table:covered-table-cell table:style-name="ce499" table:content-validation-name="val91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Zsonglőrködé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Tánc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Kalligráfi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Hazudozá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5" office:value-type="string" calcext:value-type="string" table:number-columns-spanned="3" table:number-rows-spanned="1">
            <text:p>Idegen technológiák gányolás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8">🟩 </text:span>Villanyszerelő szakma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8" table:content-validation-name="val79"/>
          <table:covered-table-cell table:style-name="ce418" table:content-validation-name="val80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0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38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502" table:content-validation-name="val92"/>
          <table:table-cell table:style-name="ce499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8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375" table:number-columns-spanned="5" table:number-rows-spanned="1"/>
          <table:covered-table-cell table:number-columns-repeated="4" table:style-name="ce209"/>
          <table:table-cell table:style-name="ce209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5">
          <table:table-cell table:style-name="ce38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2" table:content-validation-name="val92" table:number-columns-spanned="2" table:number-rows-spanned="1"/>
          <table:covered-table-cell table:style-name="ce502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7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8">
          <table:table-cell table:style-name="ce401" table:content-validation-name="val5" office:value-type="string" calcext:value-type="string" table:number-columns-spanned="4" table:number-rows-spanned="1">
            <text:p>Budapest beváros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3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8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3" table:number-columns-spanned="2" table:number-rows-spanned="1"/>
          <table:covered-table-cell table:style-name="ce479" table:content-validation-name="val93"/>
          <table:table-cell table:style-name="ce500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08"/>
          <table:covered-table-cell table:style-name="ce409"/>
          <table:table-cell table:style-name="ce408" table:content-validation-name="val87" office:value-type="string" calcext:value-type="string">
            <text:p>alap</text:p>
          </table:table-cell>
          <table:table-cell table:style-name="ce49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4"/>
        <table:table-column table:style-name="co25" table:default-cell-style-name="ce594"/>
        <table:table-column table:style-name="co26" table:default-cell-style-name="ce594"/>
        <table:table-column table:style-name="co27" table:default-cell-style-name="ce594"/>
        <table:table-column table:style-name="co28" table:default-cell-style-name="ce594"/>
        <table:table-column table:style-name="co29" table:default-cell-style-name="ce594"/>
        <table:table-column table:style-name="co28" table:number-columns-repeated="3" table:default-cell-style-name="ce594"/>
        <table:table-column table:style-name="co30" table:default-cell-style-name="ce594"/>
        <table:table-column table:style-name="co14" table:default-cell-style-name="ce594"/>
        <table:table-column table:style-name="co31" table:default-cell-style-name="ce594"/>
        <table:table-column table:style-name="co32" table:default-cell-style-name="ce594"/>
        <table:table-column table:style-name="co33" table:default-cell-style-name="ce594"/>
        <table:table-column table:style-name="co34" table:default-cell-style-name="ce594"/>
        <table:table-column table:style-name="co35" table:default-cell-style-name="ce894"/>
        <table:table-column table:style-name="co36" table:default-cell-style-name="ce909"/>
        <table:table-column table:style-name="co37" table:default-cell-style-name="ce594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8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6">
          <table:table-cell table:style-name="ce431"/>
          <table:table-cell table:style-name="ce60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1" table:content-validation-name="val133" office:value-type="string" calcext:value-type="string">
            <text:p>Módosítók</text:p>
          </table:table-cell>
          <table:table-cell table:style-name="ce601" table:content-validation-name="val140" office:value-type="string" calcext:value-type="string">
            <text:p>Összesen</text:p>
          </table:table-cell>
          <table:table-cell table:style-name="ce533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8" table:formula="of:=SUM([.B5:.B6])" office:value-type="float" office:value="20" calcext:value-type="float">
            <text:p>20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9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0" table:content-validation-name="val122" office:value-type="float" office:value="10" calcext:value-type="float">
            <text:p>10</text:p>
          </table:table-cell>
          <table:table-cell table:style-name="ce680" table:content-validation-name="val134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49" table:content-validation-name="val141" table:formula="of:=[.C4]+[.D4]" office:value-type="float" office:value="25" calcext:value-type="float">
            <text:p>25</text:p>
          </table:table-cell>
          <table:table-cell table:style-name="ce533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96" table:content-validation-name="val16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33"/>
          <table:table-cell table:style-name="ce953" table:content-validation-name="val176" office:value-type="float" office:value="10" calcext:value-type="float">
            <text:p>10 méter</text:p>
          </table:table-cell>
          <table:table-cell table:style-name="ce1369" table:content-validation-name="val17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10" calcext:value-type="float">
            <text:p>10</text:p>
          </table:table-cell>
          <table:table-cell table:style-name="ce680" table:content-validation-name="val122" office:value-type="float" office:value="20" calcext:value-type="float">
            <text:p>20</text:p>
          </table:table-cell>
          <table:table-cell table:style-name="ce680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749" table:content-validation-name="val142" table:formula="of:=[.C5]+[.B5]+[.D5]" office:value-type="float" office:value="46" calcext:value-type="float">
            <text:p>46</text:p>
          </table:table-cell>
          <table:table-cell table:style-name="ce533" table:number-columns-repeated="5"/>
          <table:table-cell table:style-name="ce960"/>
          <table:table-cell table:style-name="ce61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10" calcext:value-type="float">
            <text:p>10</text:p>
          </table:table-cell>
          <table:table-cell table:style-name="ce680" table:content-validation-name="val122" office:value-type="float" office:value="120" calcext:value-type="float">
            <text:p>120</text:p>
          </table:table-cell>
          <table:table-cell table:style-name="ce680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749" table:content-validation-name="val143" table:formula="of:=[.C6]+[.B6]+[.D6]" office:value-type="float" office:value="144" calcext:value-type="float">
            <text:p>144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6">
          <table:table-cell table:style-name="ce533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09" table:formula="of:=[.B8]" office:value-type="float" office:value="15" calcext:value-type="float">
            <text:p>15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31" table:content-validation-name="val17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15" calcext:value-type="float">
            <text:p>15</text:p>
          </table:table-cell>
          <table:table-cell table:style-name="ce680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749" table:content-validation-name="val144" table:formula="of:=[.C8]+[.B8]+[.D8]" office:value-type="float" office:value="-13" calcext:value-type="float">
            <text:p>-13</text:p>
          </table:table-cell>
          <table:table-cell table:style-name="ce533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96" table:content-validation-name="val170" table:formula="of:=[Data.C22]*[Alapértékek.$D$8]" office:value-type="float" office:value="28" calcext:value-type="float">
            <text:p>28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08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37" table:content-validation-name="val18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1" calcext:value-type="float">
            <text:p>1</text:p>
          </table:table-cell>
          <table:table-cell table:style-name="ce533"/>
          <table:table-cell table:style-name="ce710" office:value-type="string" calcext:value-type="string">
            <text:p>KP HM-re:</text:p>
          </table:table-cell>
          <table:table-cell table:style-name="ce1132" table:content-validation-name="val145" table:formula="of:=[.I3]*[Data.C17]+[.I7]*[Data.C21]" office:value-type="float" office:value="70" calcext:value-type="float">
            <text:p>70 KP</text:p>
          </table:table-cell>
          <table:table-cell table:style-name="ce533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71" table:formula="of:=(([.I3]+[.I7])/[Alapértékek.D8])" office:value-type="float" office:value="5" calcext:value-type="float">
            <text:p>5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31" table:content-validation-name="val181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2" table:content-validation-name="val124" office:value-type="string" calcext:value-type="string">
            <text:p>Szint</text:p>
          </table:table-cell>
          <table:table-cell table:style-name="ce682" office:value-type="string" calcext:value-type="string">
            <text:p>KÉ</text:p>
          </table:table-cell>
          <table:table-cell table:style-name="ce682" office:value-type="string" calcext:value-type="string">
            <text:p>TÉ/CÉ</text:p>
          </table:table-cell>
          <table:table-cell table:style-name="ce682" office:value-type="string" calcext:value-type="string">
            <text:p>VÉ</text:p>
          </table:table-cell>
          <table:table-cell table:style-name="ce682" table:content-validation-name="val156" office:value-type="string" calcext:value-type="string">
            <text:p>Harckeret</text:p>
          </table:table-cell>
          <table:table-cell table:style-name="ce68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37" table:content-validation-name="val182" office:value-type="string" calcext:value-type="string" table:number-columns-spanned="3" table:number-rows-spanned="1">
            <text:p>Jól kivehető kontúr</text:p>
          </table:table-cell>
          <table:covered-table-cell table:style-name="ce114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09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9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6" table:formula="of:=[.C14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6" calcext:value-type="float">
            <text:p>6</text:p>
          </table:table-cell>
          <table:table-cell table:style-name="ce618" table:content-validation-name="val109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09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6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37" table:content-validation-name="val183" office:value-type="string" calcext:value-type="string" table:number-columns-spanned="3" table:number-rows-spanned="1">
            <text:p>Szélcsend</text:p>
          </table:table-cell>
          <table:covered-table-cell table:style-name="ce1140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6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6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991" table:content-validation-name="val177" office:value-type="float" office:value="0" calcext:value-type="float">
            <text:p>0</text:p>
          </table:table-cell>
          <table:table-cell table:style-name="ce1140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6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8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9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10" calcext:value-type="float">
            <text:p>10</text:p>
          </table:table-cell>
          <table:table-cell table:style-name="ce759" table:content-validation-name="val109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9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11">
          <table:table-cell table:style-name="ce539" table:number-columns-spanned="9" table:number-rows-spanned="1"/>
          <table:covered-table-cell table:number-columns-repeated="7" table:style-name="ce539"/>
          <table:covered-table-cell table:style-name="ce1002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4" table:content-validation-name="val96" office:value-type="string" calcext:value-type="string">
            <text:p>Távolsági 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Hatótáv + Komment</text:p>
          </table:table-cell>
          <table:covered-table-cell table:style-name="ce612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545" table:content-validation-name="val97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ce545" table:content-validation-name="val97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85" table:content-validation-name="val127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5"/>
          <table:covered-table-cell table:number-columns-repeated="5" table:style-name="ce580"/>
          <table:covered-table-cell table:style-name="ce615"/>
          <table:covered-table-cell table:style-name="ce83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Komment</text:p>
          </table:table-cell>
          <table:covered-table-cell table:style-name="ce612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5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2;0);[Data.$C$32])" office:value-type="float" office:value="5" calcext:value-type="float">
            <text:p>5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8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45" table:content-validation-name="val99" office:value-type="string" calcext:value-type="string">
            <text:p>Tőr</text:p>
          </table:table-cell>
          <table:table-cell table:style-name="ce512" table:content-validation-name="val110" table:formula="of:=IFNA(VLOOKUP([.$A31];kezifegyverek_all;12;0);[Data.$C$32])" office:value-type="float" office:value="5" calcext:value-type="float">
            <text:p>5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9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9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13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45" table:content-validation-name="val99" office:value-type="string" calcext:value-type="string">
            <text:p>Kard, hosszú</text:p>
          </table:table-cell>
          <table:table-cell table:style-name="ce512" table:content-validation-name="val110" table:formula="of:=IFNA(VLOOKUP([.$A32];kezifegyverek_all;12;0);[Data.$C$32])" office:value-type="float" office:value="6" calcext:value-type="float">
            <text:p>6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9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9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13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45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2;0);[Data.$C$32])" office:value-type="string" office:string-value="N/A" calcext:value-type="string">
            <text:p>N/A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45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2;0);[Data.$C$32])" office:value-type="string" office:string-value="N/A" calcext:value-type="string">
            <text:p>N/A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45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2;0);[Data.$C$32])" office:value-type="string" office:string-value="N/A" calcext:value-type="string">
            <text:p>N/A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45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2;0);[Data.$C$32])" office:value-type="string" office:string-value="N/A" calcext:value-type="string">
            <text:p>N/A</text:p>
          </table:table-cell>
          <table:table-cell table:style-name="ce685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1" calcext:value-type="float">
            <text:p>1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8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8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5">
          <table:table-cell table:style-name="ce557" table:content-validation-name="val100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15" table:content-validation-name="val111"/>
          <table:table-cell table:style-name="ce613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1" table:content-validation-name="val101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61" table:formula="of:=[.G30]" office:value-type="string" office:string-value="-4 Z" calcext:value-type="string">
            <text:p>-4 Z</text:p>
          </table:table-cell>
          <table:table-cell table:style-name="ce91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30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38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38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59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38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38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59" table:formula="of:=[.G32]" office:value-type="string" office:string-value="5  V/S" calcext:value-type="string">
            <text:p>5 <text:s/>V/S</text:p>
          </table:table-cell>
          <table:table-cell table:style-name="ce915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5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3">
          <table:table-cell table:style-name="ce563" table:content-validation-name="val102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6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0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6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0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915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1"/>
          <table:table-cell table:style-name="ce751" office:value-type="float" office:value="0" calcext:value-type="float">
            <text:p>0</text:p>
          </table:table-cell>
          <table:table-cell table:style-name="ce787" table:content-validation-name="val147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4" table:content-validation-name="val113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4" table:content-validation-name="val148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1"/>
          <table:table-cell table:style-name="ce761" table:content-validation-name="val129" office:value-type="string" calcext:value-type="string">
            <text:p>Tám/kör</text:p>
          </table:table-cell>
          <table:table-cell table:style-name="ce761" office:value-type="string" calcext:value-type="string">
            <text:p>KÉ</text:p>
          </table:table-cell>
          <table:table-cell table:style-name="ce761" office:value-type="string" calcext:value-type="string">
            <text:p>TÉ</text:p>
          </table:table-cell>
          <table:table-cell table:style-name="ce76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103" office:value-type="string" calcext:value-type="string">
            <text:p><text:s text:c="3"/>Elsődleges fegyver</text:p>
          </table:table-cell>
          <table:table-cell table:style-name="ce639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90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103" office:value-type="string" calcext:value-type="string">
            <text:p><text:s text:c="3"/>Másodlagos fegyver</text:p>
          </table:table-cell>
          <table:table-cell table:style-name="ce639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55" office:value-type="string" calcext:value-type="string">
            <text:p>KÉ</text:p>
          </table:table-cell>
          <table:table-cell table:style-name="ce1181" office:value-type="string" calcext:value-type="string">
            <text:p>TÉ</text:p>
          </table:table-cell>
          <table:table-cell table:style-name="ce11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2" table:number-columns-repeated="2"/>
          <table:table-cell table:style-name="ce633"/>
          <table:table-cell table:style-name="ce612"/>
          <table:table-cell table:style-name="ce633" table:number-columns-repeated="3"/>
          <table:table-cell table:style-name="ce1028"/>
          <table:table-cell table:style-name="ce539"/>
          <table:table-cell/>
          <table:table-cell table:style-name="ce861" table:content-validation-name="val184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4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6"/>
          <table:table-cell table:style-name="ce706"/>
          <table:table-cell table:style-name="ce766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6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1" table:number-columns-spanned="2" table:number-rows-spanned="1"/>
          <table:covered-table-cell table:style-name="ce6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155" office:value-type="string" calcext:value-type="string">
            <text:p>KÉ</text:p>
          </table:table-cell>
          <table:table-cell table:style-name="ce1181" office:value-type="string" calcext:value-type="string">
            <text:p>TÉ</text:p>
          </table:table-cell>
          <table:table-cell table:style-name="ce11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9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55" table:content-validation-name="val184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81" table:content-validation-name="val184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81" table:content-validation-name="val184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4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707"/>
          <table:table-cell table:style-name="ce880" office:value-type="string" calcext:value-type="string">
            <text:p>MGT full</text:p>
          </table:table-cell>
          <table:table-cell table:style-name="ce936" table:content-validation-name="val150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4" table:formula="of:=IF([.$B$57]&gt;0;[.L$64];[$Data.$T$17])" office:value-type="float" office:value="-10" calcext:value-type="float">
            <text:p>-10</text:p>
          </table:table-cell>
          <table:table-cell table:style-name="ce1186" table:content-validation-name="val184" table:formula="of:=IF([.$B$57]&gt;0;[.M$64];[$Data.$T$17])" office:value-type="float" office:value="-10" calcext:value-type="float">
            <text:p>-10</text:p>
          </table:table-cell>
          <table:table-cell table:style-name="ce1186" table:content-validation-name="val184" table:formula="of:=IF([.$B$57]&gt;0;[.N$64];[$Data.$T$17])" office:value-type="float" office:value="-10" calcext:value-type="float">
            <text:p>-10</text:p>
          </table:table-cell>
          <table:table-cell table:style-name="ce1186" table:content-validation-name="val184" table:formula="of:=IF([.$B$57]&gt;0;[.O$64];0)" office:value-type="float" office:value="0" calcext:value-type="float">
            <text:p>0</text:p>
          </table:table-cell>
          <table:table-cell table:style-name="ce1186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1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2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07" office:value-type="string" calcext:value-type="string">
            <text:p>Szúró</text:p>
          </table:table-cell>
          <table:table-cell table:style-name="ce70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8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668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3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1002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06"/>
          <table:table-cell table:style-name="ce848"/>
          <table:table-cell table:style-name="ce924"/>
          <table:table-cell table:style-name="ce1032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33"/>
          <table:table-cell table:style-name="ce807"/>
          <table:table-cell table:style-name="ce850"/>
          <table:table-cell table:style-name="ce925"/>
          <table:table-cell table:style-name="ce1033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08"/>
          <table:table-cell table:style-name="ce852"/>
          <table:table-cell table:style-name="ce927"/>
          <table:table-cell table:style-name="ce1036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09"/>
          <table:table-cell table:style-name="ce853"/>
          <table:table-cell table:style-name="ce929"/>
          <table:table-cell table:style-name="ce1037"/>
          <table:table-cell table:style-name="ce533" table:number-columns-repeated="6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10"/>
          <table:table-cell table:style-name="ce860"/>
          <table:table-cell table:style-name="ce931"/>
          <table:table-cell table:style-name="ce1039"/>
          <table:table-cell table:style-name="ce533" table:number-columns-repeated="6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87"/>
          <table:table-cell table:style-name="ce811" office:value-type="string" calcext:value-type="string" table:number-columns-spanned="4" table:number-rows-spanned="1">
            <text:p>TÉ levonás</text:p>
          </table:table-cell>
          <table:covered-table-cell table:style-name="ce862"/>
          <table:covered-table-cell table:style-name="ce937"/>
          <table:covered-table-cell table:style-name="ce1040"/>
          <table:table-cell table:style-name="ce533" table:number-columns-repeated="6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17">
          <table:table-cell table:style-name="ce59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812" table:content-validation-name="val155" office:value-type="string" calcext:value-type="string">
            <text:p>-</text:p>
          </table:table-cell>
          <table:table-cell table:style-name="ce864" table:content-validation-name="val16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947" table:content-validation-name="val16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043" table:content-validation-name="val175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33" table:number-columns-repeated="6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97" table:number-columns-spanned="4" table:number-rows-spanned="1"/>
          <table:covered-table-cell table:number-columns-repeated="2" table:style-name="ce681"/>
          <table:covered-table-cell table:style-name="ce754"/>
          <table:table-cell table:style-name="ce688"/>
          <table:table-cell table:style-name="ce813"/>
          <table:table-cell table:style-name="ce872" office:value-type="float" office:value="-2" calcext:value-type="float">
            <text:p>-2</text:p>
          </table:table-cell>
          <table:table-cell table:style-name="ce872" office:value-type="float" office:value="-4" calcext:value-type="float">
            <text:p>-4</text:p>
          </table:table-cell>
          <table:table-cell table:style-name="ce872" office:value-type="float" office:value="-6" calcext:value-type="float">
            <text:p>-6</text:p>
          </table:table-cell>
          <table:table-cell table:style-name="ce1073" office:value-type="string" calcext:value-type="string" table:number-columns-spanned="3" table:number-rows-spanned="1">
            <text:p>Fizikai képzettségpróbák büntetései</text:p>
          </table:table-cell>
          <table:covered-table-cell table:style-name="ce1112"/>
          <table:covered-table-cell table:style-name="ce1144"/>
          <table:table-cell table:style-name="ce533" table:number-columns-repeated="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600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712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815"/>
          <table:table-cell table:style-name="ce873"/>
          <table:table-cell table:style-name="ce873" office:value-type="float" office:value="-1" calcext:value-type="float">
            <text:p>-1</text:p>
          </table:table-cell>
          <table:table-cell table:style-name="ce873" office:value-type="float" office:value="-3" calcext:value-type="float">
            <text:p>-3</text:p>
          </table:table-cell>
          <table:table-cell table:style-name="ce1074" office:value-type="string" calcext:value-type="string" table:number-columns-spanned="3" table:number-rows-spanned="1">
            <text:p>Egyéb képzettségpróbák büntetései</text:p>
          </table:table-cell>
          <table:covered-table-cell table:style-name="ce1115"/>
          <table:covered-table-cell table:style-name="ce1146"/>
          <table:table-cell table:style-name="ce533" table:number-columns-repeated="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3" table:number-columns-repeated="11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65462">
          <table:table-cell table:style-name="ce533" table:number-columns-repeated="15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8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8">
          <table:table-cell table:style-name="ce5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8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7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70]&lt;6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70]&lt;5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70]&lt;4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70]&lt;3)" calcext:base-cell-address="Harcértékek.H72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03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6" office:value-type="float" office:value="6" calcext:value-type="float" table:number-columns-spanned="1" table:number-rows-spanned="2">
            <text:p>6</text:p>
          </table:table-cell>
          <table:table-cell table:style-name="ce1662" table:content-validation-name="val109" table:formula="of:=IF([.$L2]&gt;0;VLOOKUP([.$L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198" table:formula="of:=[.$L$2]+[$Alapértékek.$C$24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table-cell table:style-name="ce1697" table:content-validation-name="val199" office:value-type="string" calcext:value-type="string">
            <text:p>AURA</text:p>
          </table:table-cell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698" table:content-validation-name="val200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68"/>
          <table:covered-table-cell table:style-name="ce1147" table:content-validation-name="val109"/>
          <table:covered-table-cell table:style-name="ce1268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698" table:content-validation-name="val200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70"/>
          <table:covered-table-cell table:style-name="ce1148" table:content-validation-name="val109"/>
          <table:covered-table-cell table:style-name="ce1270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70"/>
          <table:covered-table-cell table:style-name="ce1148" table:content-validation-name="val109"/>
          <table:covered-table-cell table:style-name="ce1270" table:content-validation-name="val109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698" table:content-validation-name="val200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698" table:content-validation-name="val200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5"/>
          <table:table-cell table:style-name="ce1474" table:content-validation-name="val197" office:value-type="float" office:value="0" calcext:value-type="float">
            <text:p>0</text:p>
          </table:table-cell>
          <table:table-cell table:style-name="ce1484" table:content-validation-name="val109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698" table:content-validation-name="val200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5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698" table:content-validation-name="val200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5">
          <table:table-cell table:style-name="ce1230" table:content-validation-name="val185" office:value-type="string" calcext:value-type="string" table:number-columns-spanned="4" table:number-rows-spanned="1">
            <text:p>Vulgármágia</text:p>
          </table:table-cell>
          <table:covered-table-cell table:style-name="ce1255" table:content-validation-name="val190"/>
          <table:covered-table-cell table:style-name="ce57" table:content-validation-name="val190"/>
          <table:covered-table-cell table:style-name="ce203" table:content-validation-name="val190"/>
          <table:table-cell table:style-name="ce1392" table:content-validation-name="val25" office:value-type="float" office:value="7" calcext:value-type="float">
            <text:p>7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698" table:content-validation-name="val200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5">
          <table:table-cell table:style-name="ce1231" table:content-validation-name="val186" table:number-columns-spanned="4" table:number-rows-spanned="1"/>
          <table:covered-table-cell table:style-name="ce1256" table:content-validation-name="val190"/>
          <table:covered-table-cell table:style-name="ce1263" table:content-validation-name="val190"/>
          <table:covered-table-cell table:style-name="ce235" table:content-validation-name="val190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698" table:content-validation-name="val200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4"/>
          <table:table-cell table:style-name="ce1466" table:content-validation-name="val194" table:formula="of:=[$Data.$C$30]" office:value-type="float" office:value="3" calcext:value-type="float">
            <text:p>3</text:p>
          </table:table-cell>
          <table:table-cell table:style-name="ce1476" table:content-validation-name="val193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698" table:content-validation-name="val200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698" table:content-validation-name="val200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6" calcext:value-type="float">
            <text:p>6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1" table:formula="of:=IFNA(VLOOKUP(([.$O$2]+1); auraero; 2; 1); 0)" office:value-type="float" office:value="19" calcext:value-type="float">
            <text:p>19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5" calcext:value-type="float">
            <text:p>5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6" calcext:value-type="float">
            <text:p>6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87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30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5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91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9" table:formula="of:=[.$E30]*[$Data.$C$12]" office:value-type="float" office:value="6" calcext:value-type="float">
            <text:p>6</text:p>
          </table:table-cell>
          <table:table-cell/>
          <table:table-cell table:style-name="ce1230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5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91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31]*[$Data.$C$12]" office:value-type="float" office:value="6" calcext:value-type="float">
            <text:p>6</text:p>
          </table:table-cell>
          <table:table-cell/>
          <table:table-cell table:style-name="ce1230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5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91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32]*[$Data.$C$12]" office:value-type="float" office:value="6" calcext:value-type="float">
            <text:p>6</text:p>
          </table:table-cell>
          <table:table-cell/>
          <table:table-cell table:style-name="ce1231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56"/>
          <table:covered-table-cell table:style-name="ce1263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6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1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9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91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1" calcext:value-type="float">
            <text:p>1</text:p>
          </table:table-cell>
          <table:table-cell table:style-name="ce1432" table:content-validation-name="val109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9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91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46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1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8" table:content-validation-name="val5" table:number-columns-spanned="13" table:number-rows-spanned="1"/>
          <table:covered-table-cell table:number-columns-repeated="5" table:style-name="ce1248" table:content-validation-name="val5"/>
          <table:covered-table-cell table:style-name="ce1438" table:content-validation-name="val5"/>
          <table:covered-table-cell table:number-columns-repeated="5" table:style-name="ce124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818" office:value-type="string" calcext:value-type="string">
            <text:p>Sebzés módja</text:p>
          </table:table-cell>
          <table:table-cell table:style-name="ce1824" office:value-type="string" calcext:value-type="string">
            <text:p>Átütés</text:p>
          </table:table-cell>
          <table:table-cell table:style-name="ce1824" office:value-type="string" calcext:value-type="string">
            <text:p>Íves</text:p>
          </table:table-cell>
          <table:table-cell table:style-name="ce1836" office:value-type="string" calcext:value-type="string">
            <text:p>1,5 kezes</text:p>
          </table:table-cell>
          <table:table-cell table:style-name="ce1824" office:value-type="string" calcext:value-type="string">
            <text:p>Pengehossz</text:p>
          </table:table-cell>
          <table:table-cell table:style-name="ce1824" office:value-type="string" calcext:value-type="string">
            <text:p>KÉ</text:p>
          </table:table-cell>
          <table:table-cell table:style-name="ce1824" office:value-type="string" calcext:value-type="string">
            <text:p>TÉ</text:p>
          </table:table-cell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921" office:value-type="string" calcext:value-type="string">
            <text:p>Megjegyzés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838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976" table:number-columns-repeated="241"/>
          <table:table-cell table:number-columns-repeated="16128"/>
        </table:table-row>
        <table:table-row table:style-name="ro20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9"/>
          <table:table-cell table:style-name="ce1847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/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4" calcext:value-type="float">
            <text:p>4</text:p>
          </table:table-cell>
          <table:table-cell table:number-columns-repeated="2"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802" office:value-type="float" office:value="0" calcext:value-type="float">
            <text:p>0</text:p>
          </table:table-cell>
          <table:table-cell table:number-columns-repeated="3" table:style-name="ce1802" office:value-type="float" office:value="-7" calcext:value-type="float">
            <text:p>-7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number-columns-repeated="2" table:style-name="ce1802" office:value-type="float" office:value="3" calcext:value-type="float">
            <text:p>3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string" calcext:value-type="string">
            <text:p>S</text:p>
          </table:table-cell>
          <table:table-cell table:style-name="ce1825" office:value-type="string" calcext:value-type="string">
            <text:p>5+Erő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5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Z</text:p>
          </table:table-cell>
          <table:table-cell table:style-name="ce1828" office:value-type="float" office:value="0" calcext:value-type="float">
            <text:p>0</text:p>
          </table:table-cell>
          <table:table-cell table:style-name="ce1745" office:value-type="float" office:value="0" calcext:value-type="float">
            <text:p>0</text:p>
          </table:table-cell>
          <table:table-cell table:style-name="ce1842"/>
          <table:table-cell table:style-name="ce1745" office:value-type="float" office:value="0" calcext:value-type="float">
            <text:p>0</text:p>
          </table:table-cell>
          <table:table-cell table:number-columns-repeated="3" table:style-name="ce1745" office:value-type="float" office:value="-7" calcext:value-type="float">
            <text:p>-7</text:p>
          </table:table-cell>
          <table:table-cell table:style-name="ce1745" office:value-type="float" office:value="5" calcext:value-type="float">
            <text:p>5</text:p>
          </table:table-cell>
          <table:table-cell table:style-name="ce1914" office:value-type="string" calcext:value-type="string">
            <text:p>közelharc</text:p>
          </table:table-cell>
          <table:table-cell table:style-name="ce1932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22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39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/>
          <table:table-cell table:number-columns-repeated="16369"/>
        </table:table-row>
        <table:table-row table:style-name="ro23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1.5" calcext:value-type="float">
            <text:p>1,5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20" calcext:value-type="float">
            <text:p>20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6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80"/>
          <table:table-cell table:style-name="ce1722" office:value-type="string" calcext:value-type="string">
            <text:p>Tőrkar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839"/>
          <table:table-cell table:style-name="ce1738" office:value-type="float" office:value="0.5" calcext:value-type="float">
            <text:p>0,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-1" calcext:value-type="float">
            <text:p>-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96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2" calcext:value-type="float">
            <text:p>12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.5" calcext:value-type="float">
            <text:p>1,5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20" calcext:value-type="float">
            <text:p>20</text:p>
          </table:table-cell>
          <table:table-cell table:number-columns-repeated="2" table:style-name="ce1742" office:value-type="float" office:value="8" calcext:value-type="float">
            <text:p>8</text:p>
          </table:table-cell>
          <table:table-cell table:style-name="ce1913" office:value-type="string" calcext:value-type="string">
            <text:p>zúzás</text:p>
          </table:table-cell>
          <table:table-cell table:style-name="ce19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5" calcext:value-type="float">
            <text:p>15</text:p>
          </table:table-cell>
          <table:table-cell table:number-columns-repeated="2"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zúzás</text:p>
          </table:table-cell>
          <table:table-cell table:style-name="ce193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22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number-columns-repeated="2"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839"/>
          <table:table-cell table:style-name="ce1742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8" calcext:value-type="float">
            <text:p>8</text:p>
          </table:table-cell>
          <table:table-cell table:style-name="ce1913" office:value-type="string" calcext:value-type="string">
            <text:p>lándzsavívás</text:p>
          </table:table-cell>
          <table:table-cell table:style-name="ce1949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2" office:value-type="string" calcext:value-type="string">
            <text:p>kétkezes</text:p>
          </table:table-cell>
          <table:table-cell table:style-name="ce1811" office:value-type="float" office:value="1" calcext:value-type="float">
            <text:p>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24" calcext:value-type="float">
            <text:p>24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5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number-columns-repeated="2" table:style-name="ce1742" office:value-type="float" office:value="32" calcext:value-type="float">
            <text:p>3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5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8" calcext:value-type="float">
            <text:p>18</text:p>
          </table:table-cell>
          <table:table-cell table:number-columns-repeated="2" table:style-name="ce1742" office:value-type="float" office:value="40" calcext:value-type="float">
            <text:p>40</text:p>
          </table:table-cell>
          <table:table-cell table:style-name="ce1742" office:value-type="float" office:value="9" calcext:value-type="float">
            <text:p>9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7" calcext:value-type="float">
            <text:p>7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97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842"/>
          <table:table-cell table:style-name="ce1797" office:value-type="float" office:value="3" calcext:value-type="float">
            <text:p>3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22" calcext:value-type="float">
            <text:p>22</text:p>
          </table:table-cell>
          <table:table-cell table:style-name="ce1797" office:value-type="float" office:value="26" calcext:value-type="float">
            <text:p>26</text:p>
          </table:table-cell>
          <table:table-cell table:style-name="ce1797" office:value-type="float" office:value="8" calcext:value-type="float">
            <text:p>8</text:p>
          </table:table-cell>
          <table:table-cell table:style-name="ce1917" office:value-type="string" calcext:value-type="string">
            <text:p>lándzsavívás</text:p>
          </table:table-cell>
          <table:table-cell table:style-name="ce195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800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80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number-columns-repeated="2" table:style-name="ce181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/>
          <table:table-cell table:number-columns-repeated="16369"/>
        </table:table-row>
        <table:table-row table:style-name="ro26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3" calcext:value-type="float">
            <text:p>3</text:p>
          </table:table-cell>
          <table:table-cell table:style-name="ce1831" table:number-columns-repeated="2"/>
          <table:table-cell table:style-name="ce1814" office:value-type="string" calcext:value-type="string">
            <text:p>5m + (Erő x 3)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7" calcext:value-type="float">
            <text:p>7</text:p>
          </table:table-cell>
          <table:table-cell table:style-name="ce1919" office:value-type="string" calcext:value-type="string">
            <text:p>hajítás</text:p>
          </table:table-cell>
          <table:table-cell table:style-name="ce1953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979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4m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15m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910" office:value-type="float" office:value="5" calcext:value-type="float">
            <text:p>5</text:p>
          </table:table-cell>
          <table:table-cell table:style-name="ce1920" office:value-type="string" calcext:value-type="string">
            <text:p>hajítás</text:p>
          </table:table-cell>
          <table:table-cell table:style-name="ce1969" office:value-type="string" calcext:value-type="string">
            <text:p><text:span text:style-name="T24">Automatikusan jár rá a</text:span></text:p>
            <text:p><text:span text:style-name="T24">Közeli lövés fortélynál leírt +10CÉ bónusz</text:span></text:p>
            <text:p><text:span text:style-name="T24">Ha a célpont Cellaszáma 1.</text:span></text:p>
            <text:p><text:span text:style-name="T2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10" calcext:value-type="float">
            <text:p>-10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7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4" office:value-type="string" calcext:value-type="string">
            <text:p>-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10m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1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8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70m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0m</text:p>
          </table:table-cell>
          <table:table-cell table:style-name="ce1815" office:value-type="float" office:value="7" calcext:value-type="float">
            <text:p>7</text:p>
          </table:table-cell>
          <table:table-cell table:style-name="ce181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5" calcext:value-type="float">
            <text:p>-5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4" calcext:value-type="float">
            <text:p>4</text:p>
          </table:table-cell>
          <table:table-cell table:style-name="ce1912" office:value-type="string" calcext:value-type="string">
            <text:p>hajítás</text:p>
          </table:table-cell>
          <table:table-cell table:style-name="ce1970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34" table:number-columns-repeated="2"/>
          <table:table-cell table:style-name="ce1816" office:value-type="string" calcext:value-type="string">
            <text:p>10m</text:p>
          </table:table-cell>
          <table:table-cell table:style-name="ce1816" office:value-type="float" office:value="7" calcext:value-type="float">
            <text:p>7</text:p>
          </table:table-cell>
          <table:table-cell table:style-name="ce181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35"/>
          <table:table-cell table:style-name="ce1844"/>
          <table:table-cell table:style-name="ce1813" office:value-type="string" calcext:value-type="string">
            <text:p>60m</text:p>
          </table:table-cell>
          <table:table-cell table:number-columns-repeated="2" table:style-name="ce181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5" calcext:value-type="float">
            <text:p>5</text:p>
          </table:table-cell>
          <table:table-cell table:style-name="ce191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3" calcext:value-type="float">
            <text:p>3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3" calcext:value-type="float">
            <text:p>3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6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string" calcext:value-type="string">
            <text:p>spec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16m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8" calcext:value-type="float">
            <text:p>8</text:p>
          </table:table-cell>
          <table:table-cell table:style-name="ce1919" office:value-type="string" calcext:value-type="string">
            <text:p>íjászat</text:p>
          </table:table-cell>
          <table:table-cell table:style-name="ce197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30m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íjászat</text:p>
          </table:table-cell>
          <table:table-cell table:style-name="ce1971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9" calcext:value-type="float">
            <text:p>9</text:p>
          </table:table-cell>
          <table:table-cell table:style-name="ce1912" office:value-type="string" calcext:value-type="string">
            <text:p>lövészet</text:p>
          </table:table-cell>
          <table:table-cell table:style-name="ce195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8" calcext:value-type="float">
            <text:p>8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2" calcext:value-type="float">
            <text:p>12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15" calcext:value-type="float">
            <text:p>15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5" calcext:value-type="float">
            <text:p>1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815" office:value-type="float" office:value="20" calcext:value-type="float">
            <text:p>2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string" calcext:value-type="string">
            <text:p>-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834" table:number-columns-repeated="2"/>
          <table:table-cell table:style-name="ce181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lövészet</text:p>
          </table:table-cell>
          <table:table-cell table:style-name="ce1974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974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801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708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708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0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4" table:content-validation-name="val202" office:value-type="string" calcext:value-type="string">
            <text:p><text:span text:style-name="T33"><text:a xlink:href="https://github.com/kaktusztea/km100/blob/master/md/kepzettsegek.szekunder/szakma.md" xlink:type="simple">Szakma</text:a></text:span><text:span text:style-name="T3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0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3"><text:a xlink:href="https://github.com/kaktusztea/km100/blob/master/md/kepzettsegek.primer.misztikus/osi_nyelv_ismerete.md" xlink:type="simple">Ősi nyelv ismerete</text:a></text:span><text:span text:style-name="T3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31"/>
        <table:table-column table:style-name="co68" table:default-cell-style-name="ce2042"/>
        <table:table-column table:style-name="co69" table:default-cell-style-name="ce2050"/>
        <table:table-column table:style-name="co70" table:default-cell-style-name="ce2031"/>
        <table:table-column table:style-name="co71" table:default-cell-style-name="ce2074"/>
        <table:table-column table:style-name="co72" table:default-cell-style-name="ce2031"/>
        <table:table-column table:style-name="co73" table:default-cell-style-name="ce2031"/>
        <table:table-column table:style-name="co74" table:default-cell-style-name="ce2031"/>
        <table:table-column table:style-name="co75" table:default-cell-style-name="ce2096"/>
        <table:table-column table:style-name="co76" table:default-cell-style-name="ce2031"/>
        <table:table-column table:style-name="co77" table:default-cell-style-name="ce2031"/>
        <table:table-column table:style-name="co78" table:default-cell-style-name="Default"/>
        <table:table-column table:style-name="co79" table:default-cell-style-name="ce2031"/>
        <table:table-column table:style-name="co80" table:default-cell-style-name="ce2031"/>
        <table:table-column table:style-name="co7" table:default-cell-style-name="ce2031"/>
        <table:table-column table:style-name="co81" table:default-cell-style-name="Default"/>
        <table:table-row table:style-name="ro3">
          <table:table-cell table:style-name="ce203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1"/>
          <table:covered-table-cell table:style-name="ce2049"/>
          <table:covered-table-cell table:style-name="ce1741"/>
          <table:covered-table-cell table:style-name="ce1744"/>
          <table:covered-table-cell table:number-columns-repeated="3" table:style-name="ce1741"/>
          <table:covered-table-cell table:style-name="ce2095"/>
          <table:covered-table-cell table:number-columns-repeated="2" table:style-name="ce1741"/>
          <table:covered-table-cell/>
          <table:covered-table-cell table:style-name="ce1741"/>
          <table:covered-table-cell table:number-columns-repeated="3"/>
        </table:table-row>
        <table:table-row table:style-name="ro2">
          <table:table-cell table:number-columns-repeated="4"/>
          <table:table-cell table:style-name="ce1744"/>
          <table:table-cell table:style-name="ce1741"/>
          <table:table-cell table:number-columns-repeated="10"/>
        </table:table-row>
        <table:table-row table:style-name="ro2">
          <table:table-cell table:style-name="ce2033" office:value-type="string" calcext:value-type="string">
            <text:p>Általános fortélyok</text:p>
          </table:table-cell>
          <table:table-cell table:style-name="ce2043" office:value-type="string" calcext:value-type="string">
            <text:p>Max fok</text:p>
          </table:table-cell>
          <table:table-cell table:style-name="ce2043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1741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33" office:value-type="string" calcext:value-type="string">
            <text:p>Varázslási módszerek</text:p>
          </table:table-cell>
          <table:table-cell table:style-name="ce2031"/>
        </table:table-row>
        <table:table-row table:style-name="ro2">
          <table:table-cell table:style-name="ce2034"/>
          <table:table-cell table:style-name="ce2044"/>
          <table:table-cell table:style-name="ce2051"/>
          <table:table-cell/>
          <table:table-cell table:style-name="Default"/>
          <table:table-cell table:style-name="ce1741"/>
          <table:table-cell/>
          <table:table-cell table:style-name="ce2034"/>
          <table:table-cell table:style-name="ce2031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31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1"/>
          <table:table-cell/>
          <table:table-cell table:style-name="ce203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1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7">➖➖➖ </text:span><text:span text:style-name="T47">Származás </text:span><text:span text:style-name="T48">➖➖➖</text:span></text:p>
          </table:table-cell>
          <table:table-cell/>
          <table:table-cell table:style-name="ce2074" office:value-type="string" calcext:value-type="string">
            <text:p><text:span text:style-name="T27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1"/>
          <table:table-cell/>
          <table:table-cell table:style-name="ce203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1" office:value-type="string" calcext:value-type="string">
            <text:p>Bajnok</text:p>
          </table:table-cell>
          <table:table-cell table:style-name="ce2039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41"/>
          <table:table-cell/>
          <table:table-cell table:style-name="ce203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1" office:value-type="string" calcext:value-type="string">
            <text:p>Bukott</text:p>
          </table:table-cell>
          <table:table-cell table:style-name="ce2039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1" office:value-type="string" calcext:value-type="string">
            <text:p>Gyerekgyilkos</text:p>
          </table:table-cell>
          <table:table-cell table:style-name="ce2039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1" office:value-type="string" calcext:value-type="string">
            <text:p>Gyilkos</text:p>
          </table:table-cell>
          <table:table-cell table:style-name="ce2039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2034"/>
          <table:table-cell table:style-name="ce2091"/>
          <table:table-cell/>
          <table:table-cell table:style-name="ce203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1" office:value-type="string" calcext:value-type="string">
            <text:p>Hírhedt</text:p>
          </table:table-cell>
          <table:table-cell table:style-name="ce2039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203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43">🟩</text:span> 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1" office:value-type="string" calcext:value-type="string">
            <text:p>Hős</text:p>
          </table:table-cell>
          <table:table-cell table:style-name="ce2039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6">
          <table:table-cell table:style-name="ce2036" office:value-type="string" calcext:value-type="string">
            <text:p>➖➖➖ Általános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44">🟥</text:span> Kvantikum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1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7">➖➖➖ Jellem, fóbiák, hobbik</text:span><text:span text:style-name="T47"> </text:span><text:span text:style-name="T48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37">🟩</text:span><text:span text:style-name="T45"> </text:span>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1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37">🟩 </text:span>Művészetismeret;  <text:span text:style-name="T39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9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37">🟩 </text:span>Befolyásolás, Emberismeret, 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37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30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53" office:value-type="string" calcext:value-type="string">
            <text:p><text:span text:style-name="T37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39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37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39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37">🟩</text:span><text:span text:style-name="T45"> </text:span>Művészetismeret;  <text:span text:style-name="T39">🟥 </text:span><text:span text:style-name="T45">Képzőművészet</text:span></text:p>
          </table:table-cell>
          <table:table-cell/>
          <table:table-cell table:style-name="ce2039" office:value-type="string" calcext:value-type="string">
            <text:p>toroni</text:p>
          </table:table-cell>
          <table:table-cell table:style-name="Default"/>
          <table:table-cell table:style-name="ce2039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45">🟩 Nyomozás;  🟩Emberismeret</text:span></text:p>
          </table:table-cell>
          <table:table-cell/>
          <table:table-cell table:style-name="ce2039" office:value-type="string" calcext:value-type="string">
            <text:p>pyarroni</text:p>
          </table:table-cell>
          <table:table-cell table:style-name="Default"/>
          <table:table-cell table:style-name="ce2039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9" office:value-type="string" calcext:value-type="string">
            <text:p>shadoni</text:p>
          </table:table-cell>
          <table:table-cell table:style-name="Default"/>
          <table:table-cell table:style-name="ce2039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37">🟩</text:span><text:span text:style-name="T45"> </text:span>Idomítás;  <text:span text:style-name="T39">🟥 </text:span>Lovaglás, Léglovaglás</text:p>
          </table:table-cell>
          <table:table-cell/>
          <table:table-cell table:style-name="ce2039" office:value-type="string" calcext:value-type="string">
            <text:p>gorviki</text:p>
          </table:table-cell>
          <table:table-cell table:style-name="ce2091"/>
          <table:table-cell table:style-name="ce2039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37">🟩</text:span><text:span text:style-name="T45"> </text:span>Hadászat</text:p>
          </table:table-cell>
          <table:table-cell/>
          <table:table-cell table:style-name="ce2039" office:value-type="string" calcext:value-type="string">
            <text:p>kráni</text:p>
          </table:table-cell>
          <table:table-cell/>
          <table:table-cell table:style-name="ce2039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0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37">🟩 </text:span>Befolyásolás, Emberismeret</text:p>
          </table:table-cell>
          <table:table-cell/>
          <table:table-cell table:style-name="ce2039" office:value-type="string" calcext:value-type="string">
            <text:p>ibarai</text:p>
          </table:table-cell>
          <table:table-cell table:style-name="ce2093"/>
          <table:table-cell table:style-name="ce2039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, Szakma: hivatalnok</text:p>
          </table:table-cell>
          <table:table-cell/>
          <table:table-cell table:style-name="ce2039" office:value-type="string" calcext:value-type="string">
            <text:p>törpe</text:p>
          </table:table-cell>
          <table:table-cell table:style-name="ce2093"/>
          <table:table-cell table:style-name="ce2039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</text:p>
          </table:table-cell>
          <table:table-cell/>
          <table:table-cell table:style-name="ce2039" office:value-type="string" calcext:value-type="string">
            <text:p>erv</text:p>
          </table:table-cell>
          <table:table-cell table:style-name="ce2093"/>
          <table:table-cell table:style-name="ce2039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37">🟩 </text:span>Lexikum, Hadászat</text:p>
          </table:table-cell>
          <table:table-cell/>
          <table:table-cell table:style-name="ce2039" office:value-type="string" calcext:value-type="string">
            <text:p>elf</text:p>
          </table:table-cell>
          <table:table-cell table:style-name="ce2093"/>
          <table:table-cell table:style-name="ce2039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bízható</text:p>
          </table:table-cell>
          <table:table-cell/>
          <table:table-cell table:style-name="ce2031" office:value-type="string" calcext:value-type="string">
            <text:p><text:span text:style-name="T27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37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37">🟩 </text:span>Befolyásolás, Ember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6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4">➖➖➖ Tudományos ➖➖➖</text:span>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ériszonyos</text:p>
          </table:table-cell>
          <table:table-cell/>
          <table:table-cell table:style-name="ce2031" office:value-type="string" calcext:value-type="string">
            <text:p><text:span text:style-name="T27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30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4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span text:style-name="T35"><text:a xlink:href="https://github.com/kaktusztea/km100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46"/>
          <table:table-cell office:value-type="string" calcext:value-type="string">
            <text:p><text:span text:style-name="T39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3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7">➖➖➖ </text:span><text:span text:style-name="T47">Küllem, fizikum </text:span><text:span text:style-name="T48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36" office:value-type="string" calcext:value-type="string">
            <text:p>➖➖➖ Befolyástól védő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2" office:value-type="string" calcext:value-type="string">
            <text:p><text:span text:style-name="T37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Divatos</text:p>
          </table:table-cell>
          <table:table-cell/>
          <table:table-cell table:style-name="ce2031" office:value-type="string" calcext:value-type="string">
            <text:p><text:span text:style-name="T27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Jóképű</text:p>
          </table:table-cell>
          <table:table-cell/>
          <table:table-cell table:style-name="ce2031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50"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Kövér</text:p>
          </table:table-cell>
          <table:table-cell/>
          <table:table-cell table:style-name="ce2031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agas</text:p>
          </table:table-cell>
          <table:table-cell/>
          <table:table-cell table:style-name="ce2031"/>
          <table:table-cell table:style-name="ce2096"/>
          <table:table-cell table:number-columns-repeated="3"/>
        </table:table-row>
        <table:table-row table:style-name="ro5">
          <table:table-cell table:style-name="ce2033" office:value-type="string" calcext:value-type="string">
            <text:p>Harci fortélyok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40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39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 table:style-name="Default"/>
          <table:table-cell table:style-name="ce2089" table:formula="of:=COUNTA([.E12:.E53])" office:value-type="float" office:value="42" calcext:value-type="float">
            <text:p>42</text:p>
          </table:table-cell>
          <table:table-cell table:style-name="ce2092"/>
          <table:table-cell table:style-name="Default" table:number-columns-repeated="3"/>
          <table:table-cell table:style-name="ce2039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4"/>
          <table:table-cell table:style-name="Default" table:number-columns-repeated="3"/>
          <table:table-cell table:style-name="ce2039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8" office:value-type="string" calcext:value-type="string">
            <text:p><text:span text:style-name="T27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Harci mágia</text:span><text:span text:style-name="T31"> </text:span><text:span text:style-name="T32">➖➖</text:span></text:p>
          </table:table-cell>
          <table:table-cell table:style-name="ce203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Misztikus képességek</text:span><text:span text:style-name="T31"> </text:span><text:span text:style-name="T32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Lényismeretek</text:span><text:span text:style-name="T31"> </text:span><text:span text:style-name="T32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5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5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124" office:value-type="string" calcext:value-type="string">
            <text:p>V8.8.1</text:p>
          </table:table-cell>
        </table:table-row>
        <table:table-row table:style-name="ro2">
          <table:table-cell table:style-name="ce212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2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25" office:value-type="string" calcext:value-type="string">
            <text:p>* Új: Elpusztíthatatlan fortély</text:p>
          </table:table-cell>
        </table:table-row>
        <table:table-row table:style-name="ro2">
          <table:table-cell table:style-name="ce2125" office:value-type="string" calcext:value-type="string">
            <text:p>* Új: Gladiátor bestiái fortély</text:p>
          </table:table-cell>
        </table:table-row>
        <table:table-row table:style-name="ro2">
          <table:table-cell table:style-name="ce212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2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0</text:p>
          </table:table-cell>
        </table:table-row>
        <table:table-row table:style-name="ro2">
          <table:table-cell table:style-name="ce212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2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125" office:value-type="string" calcext:value-type="string">
            <text:p><text:span text:style-name="T27">* Új fortély: Ősi kultkúrkör </text:span><text:span text:style-name="T53">🔁</text:span></text:p>
          </table:table-cell>
        </table:table-row>
        <table:table-row table:style-name="ro2">
          <table:table-cell table:style-name="ce2125" office:value-type="string" calcext:value-type="string">
            <text:p>* Szilánk pontértéknek cella</text:p>
          </table:table-cell>
        </table:table-row>
        <table:table-row table:style-name="ro2">
          <table:table-cell table:style-name="ce2125" office:value-type="string" calcext:value-type="string">
            <text:p>* Felszerelés keret képlet 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9</text:p>
          </table:table-cell>
        </table:table-row>
        <table:table-row table:style-name="ro2">
          <table:table-cell table:style-name="ce212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8</text:p>
          </table:table-cell>
        </table:table-row>
        <table:table-row table:style-name="ro2">
          <table:table-cell table:style-name="ce212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125" office:value-type="string" calcext:value-type="string">
            <text:p><text:span text:style-name="T27">* SzF_Hátterek fül visszanevezve: „</text:span>Speciális”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7</text:p>
          </table:table-cell>
        </table:table-row>
        <table:table-row table:style-name="ro2">
          <table:table-cell table:style-name="ce2125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5" office:value-type="string" calcext:value-type="string">
            <text:p>* Kínzás képzettség megszün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126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2.4</text:p>
          </table:table-cell>
        </table:table-row>
        <table:table-row table:style-name="ro34">
          <table:table-cell table:style-name="ce2125" office:value-type="string" calcext:value-type="string">
            <text:p>* Fülek átnevezése, színezése</text:p>
          </table:table-cell>
        </table:table-row>
        <table:table-row table:style-name="ro34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2.3</text:p>
          </table:table-cell>
        </table:table-row>
        <table:table-row table:style-name="ro34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34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34">
          <table:table-cell table:style-name="ce2124" office:value-type="string" calcext:value-type="string">
            <text:p>V8.2.2</text:p>
          </table:table-cell>
        </table:table-row>
        <table:table-row table:style-name="ro34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34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34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34">
          <table:table-cell table:style-name="ce2125" office:value-type="string" calcext:value-type="string">
            <text:p>* Kétkezes harc táblázat</text:p>
          </table:table-cell>
        </table:table-row>
        <table:table-row table:style-name="ro34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1.1</text:p>
          </table:table-cell>
        </table:table-row>
        <table:table-row table:style-name="ro34">
          <table:table-cell table:style-name="ce2125" office:value-type="string" calcext:value-type="string">
            <text:p>* Max szint: 21</text:p>
          </table:table-cell>
        </table:table-row>
        <table:table-row table:style-name="ro34">
          <table:table-cell table:style-name="ce2125" office:value-type="string" calcext:value-type="string">
            <text:p>* KP Alap: 150</text:p>
          </table:table-cell>
        </table:table-row>
        <table:table-row table:style-name="ro34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34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34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34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34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34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34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4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34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125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34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7.9.1</text:p>
          </table:table-cell>
        </table:table-row>
        <table:table-row table:style-name="ro34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34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:</text:span><text:span text:style-name="T55"> Tartós sérülés: +10-50 KP (kézzel beírandó, hozzáadódik a max KP-khoz)</text:span></text:p>
          </table:table-cell>
        </table:table-row>
        <table:table-row table:style-name="ro5">
          <table:table-cell table:style-name="ce2127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1 HM = 4 KP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Érzékek KP értéke változott! Összevonásra kerültek.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Vakság: 45KP, Süketség: 35 KP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Mágikus célzás: új harcmodor (Ostromlövészet átment a tartalék oldalra)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Pajzsok választhatók listából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5">
          <table:table-cell table:style-name="ce2127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5">
          <table:table-cell table:style-name="ce2127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24"> </text:span><text:span text:style-name="T59">→</text:span><text:span text:style-name="T24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35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31"/>
        <table:table-column table:style-name="co86" table:default-cell-style-name="ce1610"/>
        <table:table-column table:style-name="co87" table:default-cell-style-name="ce2031"/>
        <table:table-column table:style-name="co88" table:default-cell-style-name="ce2031"/>
        <table:table-column table:style-name="co87" table:default-cell-style-name="ce2031"/>
        <table:table-column table:style-name="co89" table:default-cell-style-name="ce2031"/>
        <table:table-column table:style-name="co90" table:default-cell-style-name="ce2031"/>
        <table:table-column table:style-name="co91" table:default-cell-style-name="ce2031"/>
        <table:table-column table:style-name="co92" table:default-cell-style-name="ce2031"/>
        <table:table-column table:style-name="co93" table:default-cell-style-name="ce2031"/>
        <table:table-column table:style-name="co94" table:default-cell-style-name="ce2031"/>
        <table:table-column table:style-name="co81" table:default-cell-style-name="ce2031"/>
        <table:table-column table:style-name="co95" table:default-cell-style-name="ce2031"/>
        <table:table-column table:style-name="co96" table:default-cell-style-name="ce2031"/>
        <table:table-column table:style-name="co97" table:default-cell-style-name="ce2031"/>
        <table:table-column table:style-name="co98" table:default-cell-style-name="ce203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8"/>
          <table:covered-table-cell table:style-name="ce1980"/>
          <table:covered-table-cell table:number-columns-repeated="6" table:style-name="ce1958"/>
          <table:covered-table-cell table:number-columns-repeated="3" table:style-name="ce2006"/>
          <table:covered-table-cell table:style-name="ce19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8"/>
          <table:table-cell table:style-name="ce1980"/>
          <table:table-cell table:style-name="ce1958" table:number-columns-repeated="6"/>
          <table:table-cell table:style-name="ce2006" table:number-columns-repeated="3"/>
          <table:table-cell table:style-name="ce19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2" office:value-type="string" calcext:value-type="string">
            <text:p>Szint</text:p>
          </table:table-cell>
          <table:table-cell table:style-name="ce1992" office:value-type="string" calcext:value-type="string" table:number-columns-spanned="2" table:number-rows-spanned="1">
            <text:p>KP</text:p>
          </table:table-cell>
          <table:covered-table-cell table:style-name="ce199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19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4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33"/>
          <table:table-cell table:style-name="ce208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5" table:content-validation-name="val206" office:value-type="string" calcext:value-type="string">
            <text:p>Fok</text:p>
          </table:table-cell>
          <table:table-cell table:style-name="ce1955" table:content-validation-name="val206" office:value-type="string" calcext:value-type="string">
            <text:p>Bónusz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08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8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8" table:content-validation-name="val5"/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8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1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5"/>
          <table:table-cell table:style-name="ce1894" table:content-validation-name="val5" table:number-columns-repeated="2"/>
          <table:table-cell table:style-name="ce2042" table:content-validation-name="val5"/>
          <table:table-cell table:style-name="ce1984" table:content-validation-name="val5"/>
          <table:table-cell table:style-name="ce2042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8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7" table:content-validation-name="val5"/>
          <table:table-cell table:style-name="ce195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7" table:content-validation-name="val5" office:value-type="string" calcext:value-type="string">
            <text:p>Szúró</text:p>
          </table:table-cell>
          <table:table-cell table:style-name="ce1957" table:content-validation-name="val5" office:value-type="string" calcext:value-type="string">
            <text:p>Vágó</text:p>
          </table:table-cell>
          <table:table-cell table:style-name="ce1957" table:content-validation-name="val5" office:value-type="string" calcext:value-type="string">
            <text:p>Zúzó</text:p>
          </table:table-cell>
          <table:table-cell table:style-name="ce195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7" table:content-validation-name="val5" office:value-type="string" calcext:value-type="string">
            <text:p>SFÉ</text:p>
          </table:table-cell>
          <table:table-cell table:style-name="ce195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5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4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42"/>
          <table:table-cell table:style-name="ce1984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42"/>
          <table:table-cell table:style-name="ce1984"/>
          <table:table-cell table:style-name="ce204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0"/>
          <table:table-cell table:style-name="ce1894" table:number-columns-repeated="2"/>
          <table:table-cell table:style-name="ce2042"/>
          <table:table-cell table:style-name="ce1984"/>
          <table:table-cell table:style-name="ce2042" table:number-columns-repeated="6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42"/>
          <table:table-cell table:number-columns-repeated="4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00.00.00</text:date>, <text:time style:data-style-name="N2" text:time-value="20:22:19.13124607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3T20:44:41.575534759</dc:date>
    <meta:editing-cycles>917</meta:editing-cycles>
    <meta:editing-duration>P8DT15H58M41S</meta:editing-duration>
    <meta:document-statistic meta:table-count="11" meta:cell-count="38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